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 style:list-style-name="L1">
      <style:text-properties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 style:list-style-name="L4"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 style:list-style-name="L4"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 style:list-style-name="L4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 style:list-style-name="L6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L4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5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6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atur Makers Intro to Raspberry Pi Syllabus</text:p>
      <text:p text:style-name="P12">Charles Shapiro</text:p>
      <text:p text:style-name="P12">26 Mar 2018</text:p>
      <text:p text:style-name="P12"/>
      <text:list xml:id="list1891360370" text:style-name="L1">
        <text:list-item>
          <text:p text:style-name="P3">What is a Raspberry Pi?</text:p>
          <text:list>
            <text:list-item>
              <text:p text:style-name="P3">History</text:p>
            </text:list-item>
            <text:list-item>
              <text:p text:style-name="P3"><text:s/>What a Raspberry Pi is Not</text:p>
              <text:list>
                <text:list-item>
                  <text:p text:style-name="P3">Differences between Raspberry Pi and Arduino</text:p>
                </text:list-item>
              </text:list>
            </text:list-item>
            <text:list-item>
              <text:p text:style-name="P3">Hardware</text:p>
              <text:list>
                <text:list-item>
                  <text:p text:style-name="P3">No Real Time Clock!</text:p>
                </text:list-item>
                <text:list-item>
                  <text:p text:style-name="P3">What's on the Board ( now and with what we're working with)</text:p>
                </text:list-item>
                <text:list-item>
                  <text:p text:style-name="P3"><text:s/>Raspberry Pi GPIO pins</text:p>
                  <text:list>
                    <text:list-item>
                      <text:p text:style-name="P3">Pin Layout</text:p>
                    </text:list-item>
                    <text:list-item>
                      <text:p text:style-name="P3">Connecting an LED to the GPIO bus</text:p>
                    </text:list-item>
                  </text:list>
                </text:list-item>
              </text:list>
            </text:list-item>
            <text:list-item>
              <text:p text:style-name="P3">Software</text:p>
              <text:list>
                <text:list-item>
                  <text:p text:style-name="P3">NOOBs and Raspbian</text:p>
                </text:list-item>
                <text:list-item>
                  <text:p text:style-name="P3">Other Operating Systems</text:p>
                  <text:list>
                    <text:list-item>
                      <text:p text:style-name="P3">RO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Installing Raspbian</text:p>
          <text:list>
            <text:list-item>
              <text:p text:style-name="P3">Burn an SD card ( we've already done this step)</text:p>
            </text:list-item>
            <text:list-item>
              <text:p text:style-name="P3">First Boot</text:p>
              <text:list>
                <text:list-item>
                  <text:p text:style-name="P3">Plugging in Keyboard, Mouse, Monitor</text:p>
                </text:list-item>
                <text:list-item>
                  <text:p text:style-name="P3">Naming your Raspberry Pi</text:p>
                </text:list-item>
                <text:list-item>
                  <text:p text:style-name="P3">Enabling ssh server</text:p>
                  <text:list>
                    <text:list-item>
                      <text:p text:style-name="P3">Change the Default Password!!!!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Networking your Raspberry Pi</text:p>
          <text:list>
            <text:list-item>
              <text:p text:style-name="P3">wifi vs RJ45 </text:p>
            </text:list-item>
            <text:list-item>
              <text:p text:style-name="P3">dhcp ( getting an IP address)</text:p>
            </text:list-item>
            <text:list-item>
              <text:p text:style-name="P3">dns (linking an IP address to a name)</text:p>
            </text:list-item>
          </text:list>
        </text:list-item>
        <text:list-item>
          <text:p text:style-name="P3">Applications: 3 ways to Control an LED from the Web</text:p>
          <text:list>
            <text:list-item>
              <text:p text:style-name="P3">Getting Access to the GPIO pins from Raspbian</text:p>
            </text:list-item>
            <text:list-item>
              <text:p text:style-name="P3">Simple cgi-bin program to turn an LED on or off</text:p>
              <text:list>
                <text:list-item>
                  <text:p text:style-name="P3">Lighttpd Setup</text:p>
                </text:list-item>
                <text:list-item>
                  <text:p text:style-name="P3">HTML forms and input types</text:p>
                </text:list-item>
                <text:list-item>
                  <text:p text:style-name="P3">cgi-bin program basics</text:p>
                  <text:list>
                    <text:list-item>
                      <text:p text:style-name="P3">What Happens when Things go Pear-shaped</text:p>
                    </text:list-item>
                  </text:list>
                </text:list-item>
                <text:list-item>
                  <text:p text:style-name="P3">Why this program won't blink the LED</text:p>
                </text:list-item>
              </text:list>
            </text:list-item>
            <text:list-item>
              <text:p text:style-name="P3">Controlling a Daemon on the Raspberry Pi from a cgi-bin program</text:p>
              <text:list>
                <text:list-item>
                  <text:p text:style-name="P3">Starting and Stopping your Daemon</text:p>
                </text:list-item>
                <text:list-item>
                  <text:p text:style-name="P3">Talking to the blinker Daemon from a cgi-bin program</text:p>
                </text:list-item>
                <text:list-item>
                  <text:p text:style-name="P3">What the Unhappy Path looks like</text:p>
                </text:list-item>
              </text:list>
            </text:list-item>
            <text:list-item>
              <text:p text:style-name="P3">Controlling your LED through a web service </text:p>
              <text:list>
                <text:list-item>
                  <text:p text:style-name="P3">Starting and stopping the web service</text:p>
                </text:list-item>
                <text:list-item>
                  <text:p text:style-name="P3">Advantages and Disadvantages of cgi-bin versus a web service</text:p>
                </text:list-item>
              </text:list>
            </text:list-item>
          </text:list>
        </text:list-item>
        <text:list-item>
          <text:p text:style-name="P3"><text:s text:c="2"/>What this Simple Example enables</text:p>
          <text:list>
            <text:list-item>
              <text:p text:style-name="P3">Relay Hat ( demo?)</text:p>
            </text:list-item>
            <text:list-item>
              <text:p text:style-name="P3">Reading Sensors from Raspbian (?)</text:p>
            </text:list-item>
          </text:list>
        </text:list-item>
        <text:list-item>
          <text:p text:style-name="P3">Wrap Up </text:p>
          <text:list>
            <text:list-item>
              <text:p text:style-name="P3">What Just Happened?</text:p>
            </text:list-item>
            <text:list-item>
              <text:p text:style-name="P3">Resources and Documentation</text:p>
              <text:list>
                <text:list-item>
                  <text:p text:style-name="P3">How to Read a Man Page</text:p>
                </text:list-item>
              </text:list>
            </text:list-item>
          </text:list>
        </text:list-item>
      </text:list>
      <text:p text:style-name="P2"/>
      <text:p text:style-name="P2"><text:soft-page-break/></text:p>
      <text:p text:style-name="P6">Prerequisites</text:p>
      <text:p text:style-name="P6">Hardware</text:p>
      <text:list xml:id="list572314222" text:style-name="L4">
        <text:list-item>
          <text:p text:style-name="P7">USB Mouse</text:p>
        </text:list-item>
        <text:list-item>
          <text:p text:style-name="P7">USB Keyboard</text:p>
        </text:list-item>
        <text:list-item>
          <text:p text:style-name="P7">HDMI Capable Monitor </text:p>
          <text:list>
            <text:list-item>
              <text:p text:style-name="P9">either a monitor with an HDMI cable or a VGA monitor with an HDMI-&gt;VGA adapter</text:p>
            </text:list-item>
          </text:list>
        </text:list-item>
        <text:list-item>
          <text:p text:style-name="P4"><text:span text:style-name="T1">Linux, Microsoft, or Apple Laptop with RJ45 (“lan”) port</text:span></text:p>
          <text:list>
            <text:list-item>
              <text:p text:style-name="P5"><text:span text:style-name="T1">An RJ45-&gt;USB adapter will work as well</text:span></text:p>
            </text:list-item>
          </text:list>
        </text:list-item>
      </text:list>
      <text:p text:style-name="P6">Software</text:p>
      <text:list xml:id="list1636716649" text:style-name="L5">
        <text:list-item>
          <text:p text:style-name="P10">puTTY for Windows ( <text:a xlink:type="simple" xlink:href="https://putty.org/">https://putty.org/</text:a> ) if you're using a Windows PC</text:p>
          <text:list>
            <text:list-item>
              <text:p text:style-name="P10">MacOS and Linux users can use the command-line ssh client</text:p>
            </text:list-item>
          </text:list>
        </text:list-item>
      </text:list>
      <text:p text:style-name="P6">Stuff We Need to Provide</text:p>
      <text:list xml:id="list1199417231" text:style-name="L6">
        <text:list-item>
          <text:p text:style-name="P8">Raspberry Pi</text:p>
          <text:list>
            <text:list-item>
              <text:p text:style-name="P11">We have about 70 of <text:s/>these in the space now</text:p>
            </text:list-item>
          </text:list>
        </text:list-item>
        <text:list-item>
          <text:p text:style-name="P8">Wall Wart</text:p>
          <text:list>
            <text:list-item>
              <text:p text:style-name="P11">2.5 amp 5V power supply (about $9 each either on Amazon or at Micro Center)</text:p>
            </text:list-item>
          </text:list>
        </text:list-item>
        <text:list-item>
          <text:p text:style-name="P8">4 GB or better SD Card ( either full-size or with full-size adapter)</text:p>
          <text:list>
            <text:list-item>
              <text:p text:style-name="P11">class 10 or better. <text:s/>4 GB cards don't seem to be generally available any more. 8 gb cards are $5 each on sale at Micro Center, but there may be quantity restrictions. <text:s/>Dealextreme (“DX.com”) has 8 gb cards for around $7 each.</text:p>
            </text:list-item>
          </text:list>
        </text:list-item>
        <text:list-item>
          <text:p text:style-name="P8">RJ45 cables to connect raspberry pi to hub</text:p>
          <text:list>
            <text:list-item>
              <text:p text:style-name="P11">3 foot RJ45s are $10 for 5 at Micro Center</text:p>
            </text:list-item>
          </text:list>
        </text:list-item>
        <text:list-item>
          <text:p text:style-name="P8">A Big Phatt Hub</text:p>
          <text:list>
            <text:list-item>
              <text:p text:style-name="P11">I have a vintage 1994 24-port 10-base-T hub that seems to work just fine</text:p>
            </text:list-item>
          </text:list>
        </text:list-item>
        <text:list-item>
          <text:p text:style-name="P8">A Server to run dnsmasq</text:p>
          <text:list>
            <text:list-item>
              <text:p text:style-name="P11">I've succeeded in making a raspberry pi do this.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4:03:15</meta:creation-date>
    <dc:date>2018-03-26T14:53:21</dc:date>
    <meta:editing-duration>PT34M25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74" meta:word-count="520" meta:character-count="1260" meta:non-whitespace-character-count="2229"/>
  </office:meta>
</office:document-meta>
</file>